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850000035E5FC0D8F8.svm" manifest:media-type=""/>
  <manifest:file-entry manifest:full-path="Pictures/200000010000050D00000135701ACEFC.svm" manifest:media-type=""/>
  <manifest:file-entry manifest:full-path="Pictures/200000010000030A0000011CE500A9E0.svm" manifest:media-type=""/>
  <manifest:file-entry manifest:full-path="Pictures/200000010000075000000617E4162C58.svm" manifest:media-type=""/>
  <manifest:file-entry manifest:full-path="Pictures/2000000100000A480000085ACED57D5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\overline{x}&amp;1&amp;0\\&#10;\cline{2-3}&#10;$x$&amp;d&amp;1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TexMathsArgs="14§latex§\begin{table}&#10;\begin{tabular}{cc|cc}&#10;$x$&amp;$y$&amp;$F$&amp;\overline{F}\\&#10;\hline&#10;0&amp;0&amp;0&amp;1\\&#10;0&amp;1&amp;1&amp;0\\&#10;1&amp;0&amp;d&amp;d\\&#10;1&amp;1&amp;1&amp;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c}&#10;\overline{y}&amp;$y$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F=\overline{y}+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align*}&#10;\overline{F}&amp;=\overline{x}y \\&#10;F &amp;=\overline{\overline{F}} = \overline{\overline{x}y}\\&#10;&amp;=(x+\overline{y}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335cm" svg:height="1.205cm" svg:x="0.635cm" svg:y="3.875cm">
          <draw:image xlink:href="Pictures/20000001000006850000035E5FC0D8F8.svm" xlink:type="simple" xlink:show="embed" xlink:actuate="onLoad">
            <text:p/>
          </draw:image>
        </draw:frame>
        <draw:custom-shape draw:style-name="gr2" draw:text-style-name="P1" draw:layer="layout" svg:width="1.27cm" svg:height="0.508cm" draw:transform="rotate (1.5707963267946) translate (1.397cm 2.1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7cm" svg:height="0.508cm" svg:x="1.27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683cm" svg:height="2.992cm" svg:x="4.953cm" svg:y="0.381cm">
          <draw:image xlink:href="Pictures/2000000100000A480000085ACED57D54.svm" xlink:type="simple" xlink:show="embed" xlink:actuate="onLoad">
            <text:p/>
          </draw:image>
        </draw:frame>
        <draw:frame draw:style-name="gr1" draw:text-style-name="P1" draw:layer="layout" svg:width="2.335cm" svg:height="1.205cm" svg:x="0.558cm" svg:y="0.954cm">
          <draw:image xlink:href="Pictures/20000001000006850000035E5FC0D8F8.svm" xlink:type="simple" xlink:show="embed" xlink:actuate="onLoad">
            <text:p/>
          </draw:image>
        </draw:frame>
        <draw:frame draw:style-name="gr4" draw:text-style-name="P1" draw:layer="layout" svg:width="1.088cm" svg:height="0.396cm" svg:x="1.397cm" svg:y="0.446cm">
          <draw:image xlink:href="Pictures/200000010000030A0000011CE500A9E0.svm" xlink:type="simple" xlink:show="embed" xlink:actuate="onLoad">
            <text:p/>
          </draw:image>
        </draw:frame>
        <draw:frame draw:style-name="gr5" draw:text-style-name="P1" draw:layer="layout" svg:width="1.809cm" svg:height="0.431cm" svg:x="1.143cm" svg:y="2.363cm">
          <draw:image xlink:href="Pictures/200000010000050D00000135701ACEFC.svm" xlink:type="simple" xlink:show="embed" xlink:actuate="onLoad">
            <text:p/>
          </draw:image>
        </draw:frame>
        <draw:custom-shape draw:style-name="gr2" draw:text-style-name="P1" draw:layer="layout" svg:width="0.508cm" svg:height="0.508cm" draw:transform="rotate (1.5707963267946) translate (2.286cm 4.4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088cm" svg:height="0.396cm" svg:x="1.474cm" svg:y="3.367cm">
          <draw:image xlink:href="Pictures/200000010000030A0000011CE500A9E0.svm" xlink:type="simple" xlink:show="embed" xlink:actuate="onLoad">
            <text:p/>
          </draw:image>
        </draw:frame>
        <draw:frame draw:style-name="gr6" draw:text-style-name="P1" draw:layer="layout" svg:width="2.619cm" svg:height="2.181cm" svg:x="1.143cm" svg:y="5.715cm">
          <draw:image xlink:href="Pictures/200000010000075000000617E4162C5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15:51:46</dc:date>
    <dc:creator>kkk </dc:creator>
    <meta:generator>LibreOffice/3.3$Linux LibreOffice_project/330m19$Build-401</meta:generator>
    <meta:editing-duration>PT7H2M38S</meta:editing-duration>
    <meta:editing-cycles>25</meta:editing-cycles>
    <meta:document-statistic meta:object-count="10"/>
  </office:meta>
</office:document-meta>
</file>